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lázat1" style:family="table">
      <style:table-properties style:width="10.3125in" fo:margin-left="0in" table:align="left"/>
    </style:style>
    <style:style style:name="Táblázat1.A" style:family="table-column">
      <style:table-column-properties style:column-width="3.2708in"/>
    </style:style>
    <style:style style:name="Táblázat1.B" style:family="table-column">
      <style:table-column-properties style:column-width="3.1875in"/>
    </style:style>
    <style:style style:name="Táblázat1.C" style:family="table-column">
      <style:table-column-properties style:column-width="3.8542in"/>
    </style:style>
    <style:style style:name="Táblázat1.A1" style:family="table-cell">
      <style:table-cell-properties fo:background-color="#dddddd" fo:padding="0.0299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fo:background-color="#dddddd" fo:padding="0.0299in" fo:border="0.05pt solid #000000">
        <style:background-image/>
      </style:table-cell-properties>
    </style:style>
    <style:style style:name="Táblázat1.A2" style:family="table-cell">
      <style:table-cell-properties fo:padding="0.0299in" fo:border-left="0.05pt solid #000000" fo:border-right="none" fo:border-top="none" fo:border-bottom="0.05pt solid #000000"/>
    </style:style>
    <style:style style:name="Táblázat1.B2" style:family="table-cell">
      <style:table-cell-properties fo:padding="0.0299in" fo:border-left="0.05pt solid #000000" fo:border-right="none" fo:border-top="none" fo:border-bottom="0.05pt solid #000000"/>
    </style:style>
    <style:style style:name="Táblázat1.C2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2" style:family="table">
      <style:table-properties style:width="10.3125in" fo:margin-left="0in" fo:break-before="page" table:align="left"/>
    </style:style>
    <style:style style:name="Táblázat2.A" style:family="table-column">
      <style:table-column-properties style:column-width="5.6347in"/>
    </style:style>
    <style:style style:name="Táblázat2.B" style:family="table-column">
      <style:table-column-properties style:column-width="4.6778in"/>
    </style:style>
    <style:style style:name="Táblázat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fo:background-color="#dddddd" fo:padding="0.0382in" fo:border="0.05pt solid #000000">
        <style:background-image/>
      </style:table-cell-properties>
    </style:style>
    <style:style style:name="Táblázat2.A2" style:family="table-cell">
      <style:table-cell-properties fo:padding="0.0382in" fo:border-left="0.05pt solid #000000" fo:border-right="none" fo:border-top="none" fo:border-bottom="0.05pt solid #000000"/>
    </style:style>
    <style:style style:name="Táblázat2.B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3" style:family="table">
      <style:table-properties style:width="10.3125in" fo:margin-left="0in" fo:break-before="page" table:align="left"/>
    </style:style>
    <style:style style:name="Táblázat3.A" style:family="table-column">
      <style:table-column-properties style:column-width="10.3125in"/>
    </style:style>
    <style:style style:name="Táblázat3.A1" style:family="table-cell">
      <style:table-cell-properties fo:background-color="#dddddd" fo:padding="0.0382in" fo:border="0.05pt solid #000000">
        <style:background-image/>
      </style:table-cell-properties>
    </style:style>
    <style:style style:name="Táblázat3.A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3.A3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3.A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2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fo:font-size="14pt" fo:language="zxx" fo:country="none" officeooo:rsid="00130ea1" officeooo:paragraph-rsid="00130ea1" style:font-size-asian="14pt" style:language-asian="zxx" style:country-asian="none" style:font-size-complex="14pt" style:language-complex="zxx" style:country-complex="none"/>
    </style:style>
    <style:style style:name="P3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officeooo:rsid="00130ea1" officeooo:paragraph-rsid="00a3d393"/>
    </style:style>
    <style:style style:name="P4" style:family="paragraph" style:parent-style-name="Standard">
      <style:paragraph-properties fo:margin-top="0in" fo:margin-bottom="0in" loext:contextual-spacing="true" fo:line-height="100%" style:writing-mode="page"/>
      <style:text-properties style:font-name="Consolas" fo:font-size="11pt" fo:language="zxx" fo:country="none" fo:font-weight="bold" officeooo:paragraph-rsid="005faa3b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" style:family="paragraph" style:parent-style-name="Standard">
      <style:paragraph-properties fo:margin-top="0in" fo:margin-bottom="0in" loext:contextual-spacing="true" fo:line-height="100%" style:writing-mode="page"/>
      <style:text-properties style:font-name="Consolas" fo:font-size="11pt" fo:language="zxx" fo:country="none" officeooo:paragraph-rsid="005faa3b" style:font-size-asian="11pt" style:language-asian="zxx" style:country-asian="none" style:font-size-complex="11pt" style:language-complex="zxx" style:country-complex="none"/>
    </style:style>
    <style:style style:name="P6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5faa3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6e0b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d63f0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6e0b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72107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3839f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88c3d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89c99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7620c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rsid="00387316" officeooo:paragraph-rsid="0038731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98659b" officeooo:paragraph-rsid="0098659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9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98659b" officeooo:paragraph-rsid="00d720e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rsid="00abb7d5" officeooo:paragraph-rsid="00abb7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rsid="004853b1" officeooo:paragraph-rsid="004853b1" style:font-size-asian="10pt" style:language-asian="zxx" style:country-asian="none" style:font-size-complex="10pt" style:language-complex="zxx" style:country-complex="none"/>
    </style:style>
    <style:style style:name="P2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32ddf" style:font-size-asian="10pt" style:language-asian="zxx" style:country-asian="none" style:font-size-complex="10pt" style:language-complex="zxx" style:country-complex="none"/>
    </style:style>
    <style:style style:name="P2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87316" style:font-size-asian="10pt" style:language-asian="zxx" style:country-asian="none" style:font-size-complex="10pt" style:language-complex="zxx" style:country-complex="none"/>
    </style:style>
    <style:style style:name="P2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f9add" style:font-size-asian="10pt" style:language-asian="zxx" style:country-asian="none" style:font-size-complex="10pt" style:language-complex="zxx" style:country-complex="none"/>
    </style:style>
    <style:style style:name="P2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5d37af" style:font-size-asian="10pt" style:language-asian="zxx" style:country-asian="none" style:font-size-complex="10pt" style:language-complex="zxx" style:country-complex="none"/>
    </style:style>
    <style:style style:name="P2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7b394" style:font-size-asian="10pt" style:language-asian="zxx" style:country-asian="none" style:font-size-complex="10pt" style:language-complex="zxx" style:country-complex="none"/>
    </style:style>
    <style:style style:name="P2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6e0b94" style:font-size-asian="10pt" style:language-asian="zxx" style:country-asian="none" style:font-size-complex="10pt" style:language-complex="zxx" style:country-complex="none"/>
    </style:style>
    <style:style style:name="P2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760028" style:font-size-asian="10pt" style:language-asian="zxx" style:country-asian="none" style:font-size-complex="10pt" style:language-complex="zxx" style:country-complex="none"/>
    </style:style>
    <style:style style:name="P2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839fd" style:font-size-asian="10pt" style:language-asian="zxx" style:country-asian="none" style:font-size-complex="10pt" style:language-complex="zxx" style:country-complex="none"/>
    </style:style>
    <style:style style:name="P3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6042dd" style:font-size-asian="10pt" style:language-asian="zxx" style:country-asian="none" style:font-size-complex="10pt" style:language-complex="zxx" style:country-complex="none"/>
    </style:style>
    <style:style style:name="P3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8ed7cb" style:font-size-asian="10pt" style:language-asian="zxx" style:country-asian="none" style:font-size-complex="10pt" style:language-complex="zxx" style:country-complex="none"/>
    </style:style>
    <style:style style:name="P3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d63f08" style:font-size-asian="10pt" style:language-asian="zxx" style:country-asian="none" style:font-size-complex="10pt" style:language-complex="zxx" style:country-complex="none"/>
    </style:style>
    <style:style style:name="P3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rsid="00abb7d5" officeooo:paragraph-rsid="00abb7d5" style:font-size-asian="10pt" style:language-asian="zxx" style:country-asian="none" style:font-size-complex="10pt" style:language-complex="zxx" style:country-complex="none"/>
    </style:style>
    <style:style style:name="P3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officeooo:paragraph-rsid="006e0b94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3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fo:font-weight="normal" officeooo:paragraph-rsid="007620c1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fo:font-weight="normal" officeooo:paragraph-rsid="00d63f08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fo:font-weight="normal" officeooo:rsid="00d720e3" officeooo:paragraph-rsid="00d9129e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7620c1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9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weight="normal" officeooo:paragraph-rsid="00779004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0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weight="normal" officeooo:paragraph-rsid="00d63f0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1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weight="normal" officeooo:paragraph-rsid="00dbbbe1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98659b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d63f0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4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style="normal" officeooo:paragraph-rsid="006e0b9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5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style="normal" officeooo:paragraph-rsid="007f7e5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721076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3839f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88c3d2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fo:font-weight="normal" officeooo:paragraph-rsid="00d63f08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50" style:family="paragraph" style:parent-style-name="Standard">
      <style:paragraph-properties fo:margin-top="0in" fo:margin-bottom="0in" loext:contextual-spacing="true" fo:line-height="100%" style:writing-mode="page"/>
      <style:text-properties officeooo:paragraph-rsid="0089c99e"/>
    </style:style>
    <style:style style:name="P51" style:family="paragraph" style:parent-style-name="Standard">
      <style:paragraph-properties fo:margin-top="0in" fo:margin-bottom="0in" loext:contextual-spacing="true" fo:line-height="100%" style:writing-mode="page"/>
      <style:text-properties officeooo:paragraph-rsid="00d63f08"/>
    </style:style>
    <style:style style:name="P52" style:family="paragraph" style:parent-style-name="Standard">
      <style:paragraph-properties fo:margin-top="0in" fo:margin-bottom="0in" loext:contextual-spacing="true" fo:line-height="100%" style:writing-mode="page"/>
      <style:text-properties officeooo:paragraph-rsid="00d9751c"/>
    </style:style>
    <style:style style:name="P53" style:family="paragraph" style:parent-style-name="Standard">
      <style:paragraph-properties fo:margin-top="0in" fo:margin-bottom="0in" loext:contextual-spacing="true" fo:line-height="100%" style:writing-mode="page"/>
      <style:text-properties officeooo:paragraph-rsid="00db3d8d"/>
    </style:style>
    <style:style style:name="P54" style:family="paragraph" style:parent-style-name="Heading_20_3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5" style:family="paragraph" style:parent-style-name="Heading_20_2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6" style:family="paragraph" style:parent-style-name="Standard">
      <style:text-properties officeooo:paragraph-rsid="006e0b94"/>
    </style:style>
    <style:style style:name="P57" style:family="paragraph" style:parent-style-name="Standard">
      <style:text-properties officeooo:paragraph-rsid="00d63f08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0332ddf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2c81d9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05429b3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0b4bea7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officeooo:rsid="00cd73ee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officeooo:rsid="00d184ac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font-size="14pt" fo:language="zxx" fo:country="none" officeooo:rsid="00d3e30e" style:font-size-asian="14pt" style:language-asian="zxx" style:country-asian="none" style:font-size-complex="14pt" style:language-complex="zxx" style:country-complex="none"/>
    </style:style>
    <style:style style:name="T9" style:family="text">
      <style:text-properties officeooo:rsid="00332ddf"/>
    </style:style>
    <style:style style:name="T10" style:family="text">
      <style:text-properties officeooo:rsid="0037b394"/>
    </style:style>
    <style:style style:name="T11" style:family="text">
      <style:text-properties officeooo:rsid="003b6bff"/>
    </style:style>
    <style:style style:name="T12" style:family="text">
      <style:text-properties officeooo:rsid="003e4fd4"/>
    </style:style>
    <style:style style:name="T13" style:family="text">
      <style:text-properties officeooo:rsid="003f9add"/>
    </style:style>
    <style:style style:name="T14" style:family="text">
      <style:text-properties officeooo:rsid="0044b069"/>
    </style:style>
    <style:style style:name="T15" style:family="text">
      <style:text-properties officeooo:rsid="00468dc6"/>
    </style:style>
    <style:style style:name="T16" style:family="text">
      <style:text-properties officeooo:rsid="004cf66b"/>
    </style:style>
    <style:style style:name="T17" style:family="text">
      <style:text-properties officeooo:rsid="0050e1f0"/>
    </style:style>
    <style:style style:name="T18" style:family="text">
      <style:text-properties officeooo:rsid="005d37af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officeooo:rsid="005faa3b"/>
    </style:style>
    <style:style style:name="T21" style:family="text">
      <style:text-properties style:font-name="Courier New"/>
    </style:style>
    <style:style style:name="T22" style:family="text">
      <style:text-properties style:font-name="Courier New" fo:font-size="10pt" style:font-size-asian="10pt" style:font-size-complex="10pt"/>
    </style:style>
    <style:style style:name="T23" style:family="text">
      <style:text-properties style:font-name="Courier New" fo:font-size="10pt" officeooo:rsid="00479af1" style:font-size-asian="10pt" style:font-size-complex="10pt"/>
    </style:style>
    <style:style style:name="T24" style:family="text">
      <style:text-properties style:font-name="Courier New" fo:font-size="10pt" fo:font-weight="normal" officeooo:rsid="00479af1" style:font-size-asian="10pt" style:font-weight-asian="normal" style:font-size-complex="10pt" style:font-weight-complex="normal"/>
    </style:style>
    <style:style style:name="T25" style:family="text">
      <style:text-properties style:font-name="Courier New" fo:font-size="10pt" fo:font-weight="normal" officeooo:rsid="003b6bff" style:font-size-asian="10pt" style:font-weight-asian="normal" style:font-size-complex="10pt" style:font-weight-complex="normal"/>
    </style:style>
    <style:style style:name="T26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7" style:family="text">
      <style:text-properties style:font-name="Courier New" fo:font-size="10pt" fo:language="zxx" fo:country="none" fo:font-style="normal" officeooo:rsid="00d9751c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8" style:family="text">
      <style:text-properties style:font-name="Courier New" fo:font-size="10pt" fo:language="zxx" fo:country="none" fo:font-style="normal" fo:font-weight="bold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29" style:family="text">
      <style:text-properties style:font-name="Courier New" fo:font-size="10pt" fo:language="zxx" fo:country="none" fo:font-style="normal" fo:font-weight="bold" officeooo:rsid="00d720e3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30" style:family="text">
      <style:text-properties style:font-name="Courier New" fo:font-size="10pt" fo:language="zxx" fo:country="none" fo:font-style="normal" fo:font-weight="normal" officeooo:rsid="00d9751c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1" style:family="text">
      <style:text-properties style:font-name="Courier New" officeooo:rsid="003b6bff"/>
    </style:style>
    <style:style style:name="T32" style:family="text">
      <style:text-properties style:font-name="Courier New" fo:font-weight="normal" officeooo:rsid="00479af1" style:font-weight-asian="normal" style:font-weight-complex="normal"/>
    </style:style>
    <style:style style:name="T33" style:family="text">
      <style:text-properties style:font-name="Courier New" fo:font-weight="normal" officeooo:rsid="003b6bff" style:font-weight-asian="normal" style:font-weight-complex="normal"/>
    </style:style>
    <style:style style:name="T34" style:family="text">
      <style:text-properties style:font-name="Courier New" officeooo:rsid="00d63f08"/>
    </style:style>
    <style:style style:name="T35" style:family="text">
      <style:text-properties style:font-name="Courier New" officeooo:rsid="00dbbbe1"/>
    </style:style>
    <style:style style:name="T36" style:family="text">
      <style:text-properties officeooo:rsid="0080efcf"/>
    </style:style>
    <style:style style:name="T37" style:family="text">
      <style:text-properties officeooo:rsid="008a1c77"/>
    </style:style>
    <style:style style:name="T38" style:family="text">
      <style:text-properties fo:color="#0000cc" fo:font-size="14pt" fo:language="zxx" fo:country="none" style:text-underline-style="solid" style:text-underline-width="auto" style:text-underline-color="font-color" style:font-size-asian="14pt" style:language-asian="zxx" style:country-asian="none" style:font-size-complex="14pt" style:language-complex="zxx" style:country-complex="none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officeooo:rsid="0098659b" style:font-weight-asian="bold" style:font-weight-complex="bold"/>
    </style:style>
    <style:style style:name="T41" style:family="text">
      <style:text-properties officeooo:rsid="009db0cb"/>
    </style:style>
    <style:style style:name="T42" style:family="text">
      <style:text-properties officeooo:rsid="00d720e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3"><text:span text:style-name="T2">JavaScript cheatshe</text:span><text:span text:style-name="T4">e</text:span><text:span text:style-name="T2">t</text:span><text:span text:style-name="T3"> – </text:span><text:span text:style-name="T1">v</text:span><text:span text:style-name="T5">2.</text:span><text:span text:style-name="T7">1.</text:span><text:span text:style-name="T8">2</text:span><text:span text:style-name="T6"> </text:span><text:span text:style-name="T3">– </text:span><text:a xlink:type="simple" xlink:href="https://github.com/Serrin/Celestra/" text:style-name="Internet_20_link" text:visited-style-name="Visited_20_Internet_20_Link"><text:span text:style-name="T38">https://github.com/Serrin/Celestra/</text:span></text:a></text:p>
      <text:p text:style-name="P2"/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>
          <table:table-cell table:style-name="Táblázat1.A1" office:value-type="string">
            <text:p text:style-name="P6"><text:span text:style-name="T12">Web </text:span>Storage <text:span text:style-name="T15">api and JSON</text:span></text:p>
          </table:table-cell>
          <table:table-cell table:style-name="Táblázat1.A1" office:value-type="string">
            <text:h text:style-name="P54" text:outline-level="3"><text:span text:style-name="T16">element.</text:span>dataset &amp; data-* attributes</text:h>
          </table:table-cell>
          <table:table-cell table:style-name="Táblázat1.C1" office:value-type="string">
            <text:h text:style-name="P55" text:outline-level="2"><text:bookmark text:name="TypedArray_objects"/>TypedArray</text:h>
          </table:table-cell>
        </table:table-row>
        <table:table-row>
          <table:table-cell table:style-name="Táblázat1.A2" office:value-type="string">
            <text:p text:style-name="P21"/>
            <text:p text:style-name="P21">IE8 compatible</text:p>
            <text:p text:style-name="P22"/>
            <text:p text:style-name="P7"><text:span text:style-name="T20">l</text:span>ocalStorage:</text:p>
            <text:p text:style-name="P22"><text:span text:style-name="T9">l</text:span>ocalStorage.length;</text:p>
            <text:p text:style-name="P22">localStorage.key(index);</text:p>
            <text:p text:style-name="P22">localStorage.getItem(key);</text:p>
            <text:p text:style-name="P22">localStorage.setItem(key, data);</text:p>
            <text:p text:style-name="P22">localStorage.removeItem(key);</text:p>
            <text:p text:style-name="P22">localStorage.clear();</text:p>
            <text:p text:style-name="P22"/>
            <text:p text:style-name="P4"><text:span text:style-name="Source_20_Text"><text:span text:style-name="T23">sessionStorage</text:span></text:span><text:span text:style-name="T22">:</text:span></text:p>
            <text:p text:style-name="P5"><text:span text:style-name="Source_20_Text"><text:span text:style-name="T24">s</text:span></text:span><text:span text:style-name="Source_20_Text"><text:span text:style-name="T25">ession</text:span></text:span><text:span text:style-name="Source_20_Text"><text:span text:style-name="T24">S</text:span></text:span><text:span text:style-name="Source_20_Text"><text:span text:style-name="T25">torage</text:span></text:span><text:span text:style-name="T22">.length;</text:span></text:p>
            <text:p text:style-name="P5"><text:span text:style-name="Source_20_Text"><text:span text:style-name="T24">s</text:span></text:span><text:span text:style-name="Source_20_Text"><text:span text:style-name="T25">ession</text:span></text:span><text:span text:style-name="Source_20_Text"><text:span text:style-name="T24">S</text:span></text:span><text:span text:style-name="Source_20_Text"><text:span text:style-name="T25">torage</text:span></text:span><text:span text:style-name="T22">.key(index);</text:span></text:p>
            <text:p text:style-name="P5"><text:span text:style-name="Source_20_Text"><text:span text:style-name="T24">s</text:span></text:span><text:span text:style-name="Source_20_Text"><text:span text:style-name="T25">ession</text:span></text:span><text:span text:style-name="Source_20_Text"><text:span text:style-name="T24">S</text:span></text:span><text:span text:style-name="Source_20_Text"><text:span text:style-name="T25">torage</text:span></text:span><text:span text:style-name="T22">.getItem(key);</text:span></text:p>
            <text:p text:style-name="P5"><text:span text:style-name="Source_20_Text"><text:span text:style-name="T24">s</text:span></text:span><text:span text:style-name="Source_20_Text"><text:span text:style-name="T25">ession</text:span></text:span><text:span text:style-name="Source_20_Text"><text:span text:style-name="T24">S</text:span></text:span><text:span text:style-name="Source_20_Text"><text:span text:style-name="T25">torage</text:span></text:span><text:span text:style-name="T22">.setItem(key, data);</text:span></text:p>
            <text:p text:style-name="P5"><text:span text:style-name="Source_20_Text"><text:span text:style-name="T24">s</text:span></text:span><text:span text:style-name="Source_20_Text"><text:span text:style-name="T25">ession</text:span></text:span><text:span text:style-name="Source_20_Text"><text:span text:style-name="T24">S</text:span></text:span><text:span text:style-name="Source_20_Text"><text:span text:style-name="T25">torage</text:span></text:span><text:span text:style-name="T22">.removeItem(key);</text:span></text:p>
            <text:p text:style-name="P5"><text:span text:style-name="Source_20_Text"><text:span text:style-name="T24">s</text:span></text:span><text:span text:style-name="Source_20_Text"><text:span text:style-name="T25">ession</text:span></text:span><text:span text:style-name="Source_20_Text"><text:span text:style-name="T24">S</text:span></text:span><text:span text:style-name="Source_20_Text"><text:span text:style-name="T25">torage</text:span></text:span><text:span text:style-name="T22">.clear();</text:span></text:p>
            <text:p text:style-name="P22"/>
            <text:p text:style-name="P8">hasItem:</text:p>
            <text:p text:style-name="P22">localStorage.getItem(key) !== null</text:p>
            <text:p text:style-name="P31"><text:span text:style-name="Source_20_Text"><text:span text:style-name="T32">s</text:span></text:span><text:span text:style-name="Source_20_Text"><text:span text:style-name="T33">ession</text:span></text:span><text:span text:style-name="Source_20_Text"><text:span text:style-name="T32">S</text:span></text:span><text:span text:style-name="Source_20_Text"><text:span text:style-name="T33">torage</text:span></text:span>.getItem(key) !== null</text:p>
            <text:p text:style-name="P8"/>
            <text:p text:style-name="P8">setJSON:</text:p>
            <text:p text:style-name="P22">localStorage.setItem(key, JSON.stringify(object));</text:p>
            <text:p text:style-name="P31"><text:span text:style-name="Source_20_Text"><text:span text:style-name="T32">s</text:span></text:span><text:span text:style-name="Source_20_Text"><text:span text:style-name="T33">ession</text:span></text:span><text:span text:style-name="Source_20_Text"><text:span text:style-name="T32">S</text:span></text:span><text:span text:style-name="Source_20_Text"><text:span text:style-name="T33">torage</text:span></text:span>.setItem(key, JSON.stringify(object));</text:p>
            <text:p text:style-name="P8"/>
            <text:p text:style-name="P8">getJSON:</text:p>
            <text:p text:style-name="P30">JSON.parse(localStorage.getItem(key));</text:p>
            <text:p text:style-name="P31">JSON.parse(<text:span text:style-name="Source_20_Text"><text:span text:style-name="T32">s</text:span></text:span><text:span text:style-name="Source_20_Text"><text:span text:style-name="T33">ession</text:span></text:span><text:span text:style-name="Source_20_Text"><text:span text:style-name="T32">S</text:span></text:span><text:span text:style-name="Source_20_Text"><text:span text:style-name="T33">torage</text:span></text:span>.getItem(key));</text:p>
            <text:p text:style-name="P31"/>
          </table:table-cell>
          <table:table-cell table:style-name="Táblázat1.B2" office:value-type="string">
            <text:p text:style-name="P22"/>
            <text:p text:style-name="P28">- IE11 compatible</text:p>
            <text:p text:style-name="P22">- element data-* attributes</text:p>
            <text:p text:style-name="P22">- no <text:span text:style-name="T17">m</text:span>ethods <text:span text:style-name="T37">and</text:span> <text:span text:style-name="T17">e</text:span>vents</text:p>
            <text:p text:style-name="P22"/>
            <text:p text:style-name="P17">camelcase:</text:p>
            <text:p text:style-name="P23">el<text:span text:style-name="T13">ement</text:span>.data-name</text:p>
            <text:p text:style-name="P24"><text:s text:c="2"/>-&gt; el<text:span text:style-name="T13">ement</text:span>.dataset.name</text:p>
            <text:p text:style-name="P24">el<text:span text:style-name="T13">ement</text:span>.data-first-second</text:p>
            <text:p text:style-name="P24"><text:s text:c="2"/>-&gt; el<text:span text:style-name="T13">ement</text:span>.dataset.firstSecond</text:p>
            <text:p text:style-name="P22"/>
            <text:p text:style-name="P8">set:</text:p>
            <text:p text:style-name="P22">element.dataset.<text:span text:style-name="T18">name</text:span> = "<text:span text:style-name="T10">value</text:span>";</text:p>
            <text:p text:style-name="P25">element.dataset["<text:span text:style-name="T18">name</text:span>"] = "<text:span text:style-name="T10">value</text:span>";</text:p>
            <text:p text:style-name="P25">element.setAttribute("data-<text:span text:style-name="T18">name</text:span>", "<text:span text:style-name="T10">value</text:span>");</text:p>
            <text:p text:style-name="P25">element<text:span text:style-name="T10">[</text:span>"data-<text:span text:style-name="T18">name</text:span>"<text:span text:style-name="T10">] =</text:span> "<text:span text:style-name="T10">value</text:span>";</text:p>
            <text:p text:style-name="P26"/>
            <text:p text:style-name="P8">get:</text:p>
            <text:p text:style-name="P25">element.dataset.<text:span text:style-name="T18">name</text:span>;</text:p>
            <text:p text:style-name="P25">element.dataset["<text:span text:style-name="T18">name</text:span>"];</text:p>
            <text:p text:style-name="P25">element.getAttribute("data-<text:span text:style-name="T18">name</text:span>");</text:p>
            <text:p text:style-name="P25">element<text:span text:style-name="T10">[</text:span>"data-<text:span text:style-name="T18">name</text:span>"<text:span text:style-name="T10">]</text:span>;</text:p>
            <text:p text:style-name="P22"/>
            <text:p text:style-name="P8">remove:</text:p>
            <text:p text:style-name="P25">element.removeAttribute("data-<text:span text:style-name="T18">name</text:span>");</text:p>
            <text:p text:style-name="P25"/>
            <text:p text:style-name="P20">check:</text:p>
            <text:p text:style-name="P33">element.hasAttribute("data-<text:span text:style-name="T18">name</text:span>");</text:p>
            <text:p text:style-name="P33"/>
          </table:table-cell>
          <table:table-cell table:style-name="Táblázat1.C2" office:value-type="string">
            <text:p text:style-name="P29"/>
            <text:p text:style-name="P29">IE10+11 compatible</text:p>
            <text:p text:style-name="P29"/>
            <text:p text:style-name="P29">new TypedArray(); <text:span text:style-name="T19">ES2017</text:span></text:p>
            <text:p text:style-name="P29">new TypedArray(length);</text:p>
            <text:p text:style-name="P29">new TypedArray(typedArray);</text:p>
            <text:p text:style-name="P29">new TypedArray(object);</text:p>
            <text:p text:style-name="P29">new TypedArray(buffer[,byteOffset[,length]]);</text:p>
            <text:p text:style-name="P29"/>
            <text:p text:style-name="P12">Int8Array();</text:p>
            <text:p text:style-name="P46">-128 to 127, 1 <text:span text:style-name="T36">byte</text:span>, int8_t</text:p>
            <text:p text:style-name="P46"/>
            <text:p text:style-name="P12">Uint8Array();</text:p>
            <text:p text:style-name="P46">0 to 255, 1 <text:span text:style-name="T36">byte,</text:span> uint8_t</text:p>
            <text:p text:style-name="P46"/>
            <text:p text:style-name="P13">Uint8ClampedArray();</text:p>
            <text:p text:style-name="P47">0 to 255, 1 <text:span text:style-name="T36">byte</text:span>, uint8_t, not in IE10-11</text:p>
            <text:p text:style-name="P47"/>
            <text:p text:style-name="P12">Int16Array();</text:p>
            <text:p text:style-name="P46">-32768 to 32767, 2 <text:span text:style-name="T36">byte</text:span>, int16_t</text:p>
            <text:p text:style-name="P46"/>
            <text:p text:style-name="P12">Uint16Array();</text:p>
            <text:p text:style-name="P46">0 to 65535, 2 <text:span text:style-name="T36">byte</text:span>, uint16_t</text:p>
            <text:p text:style-name="P46"/>
            <text:p text:style-name="P13">Int32Array();</text:p>
            <text:p text:style-name="P47">-2147483648 to 2147483647, 4 byte, int32_t</text:p>
            <text:p text:style-name="P47"/>
            <text:p text:style-name="P13">Uint32Array();</text:p>
            <text:p text:style-name="P47">0 to 4294967295, 4 <text:span text:style-name="T36">byte</text:span>, uint32_t</text:p>
            <text:p text:style-name="P47"/>
            <text:p text:style-name="P13">Float32Array();</text:p>
            <text:p text:style-name="P47">1.2x10-38 to 3.4x1038, 4 <text:span text:style-name="T36">byte</text:span>, float</text:p>
            <text:p text:style-name="P47"/>
            <text:p text:style-name="P13">Float64Array();</text:p>
            <text:p text:style-name="P47">5.0x10-324 to 1.8x10308, 8 <text:span text:style-name="T36">byte</text:span>, double</text:p>
            <text:p text:style-name="P47"/>
          </table:table-cell>
        </table:table-row>
      </table:table>
      <table:table table:name="Táblázat2" table:style-name="Táblázat2">
        <table:table-column table:style-name="Táblázat2.A"/>
        <table:table-column table:style-name="Táblázat2.B"/>
        <table:table-row>
          <table:table-cell table:style-name="Táblázat2.A1" office:value-type="string">
            <text:p text:style-name="P9">element.classList</text:p>
          </table:table-cell>
          <table:table-cell table:style-name="Táblázat2.B1" office:value-type="string">
            <text:p text:style-name="P18">JSON</text:p>
          </table:table-cell>
        </table:table-row>
        <table:table-row>
          <table:table-cell table:style-name="Táblázat2.A2" office:value-type="string">
            <text:p text:style-name="P38"/>
            <text:p text:style-name="P39"><text:span text:style-name="Source_20_Text"><text:span text:style-name="T21">IE10+IE11 </text:span></text:span><text:span text:style-name="Source_20_Text"><text:span text:style-name="T31">d</text:span></text:span><text:span text:style-name="Source_20_Text"><text:span text:style-name="T21">on't have support for classList on SVG or MathML elements.</text:span></text:span></text:p>
            <text:p text:style-name="P38"/>
            <text:p text:style-name="P14">element.classList.add(String[,String]);</text:p>
            <text:p text:style-name="P48">IE10+11: yes (except the multiple arguments)</text:p>
            <text:p text:style-name="P34"/>
            <text:p text:style-name="P11">element.classList.remove(String[,String]);</text:p>
            <text:p text:style-name="P45">IE10+11: yes (except the multiple arguments)</text:p>
            <text:p text:style-name="P44">- Removing a class that does not exist, does NOT throw an error.</text:p>
            <text:p text:style-name="P27"/>
            <text:p text:style-name="P14">element.classList.contains(String);</text:p>
            <text:p text:style-name="P48">IE10+11: yes</text:p>
            <text:p text:style-name="P34"/>
            <text:p text:style-name="P11">element.classList.toggle(String[,force]);</text:p>
            <text:p text:style-name="P45">IE10+11: yes (except the second argument)</text:p>
            <text:p text:style-name="P44">- When only one argument is present: Toggle class value; <text:span text:style-name="T14">i</text:span>f class exists then remove it and return false, if not, then add it and return true.</text:p>
            <text:p text:style-name="P44">- When a second argument is present: If the second argument evaluates to true, add specified class value, and if it evaluates to false, remove it.</text:p>
            <text:p text:style-name="P27"/>
            <text:p text:style-name="P14">element.classList.item(Number);</text:p>
            <text:p text:style-name="P48">IE10+11: yes</text:p>
            <text:p text:style-name="P27"/>
            <text:p text:style-name="P14">element.classList.length;</text:p>
            <text:p text:style-name="P48">IE10+11: yes</text:p>
            <text:p text:style-name="P34"/>
            <text:p text:style-name="P11">element.classList.replace(oldClass, newClass); </text:p>
            <text:p text:style-name="P44">IE10+11: <text:span text:style-name="T11">N</text:span>o <text:span text:style-name="T11">and the method isn't compatible with the Safari and mobile browsers too.</text:span></text:p>
            <text:p text:style-name="P34"/>
            <text:p text:style-name="P15">Remove all classes:</text:p>
            <text:p text:style-name="P50"><text:span text:style-name="Source_20_Text"><text:span text:style-name="T26">element.className = "";</text:span></text:span></text:p>
            <text:p text:style-name="P27"><text:span text:style-name="Source_20_Text"><text:span text:style-name="T26"/></text:span></text:p>
          </table:table-cell>
          <table:table-cell table:style-name="Táblázat2.B2" office:value-type="string">
            <text:p text:style-name="P38"/>
            <text:p text:style-name="P38">IE8+</text:p>
            <text:p text:style-name="P38"/>
            <text:p text:style-name="P38"><text:span text:style-name="T40">V</text:span><text:span text:style-name="T39">alid Data Types</text:span></text:p>
            <text:p text:style-name="P38">- a string</text:p>
            <text:p text:style-name="P38">- a number</text:p>
            <text:p text:style-name="P38">- an object (containing valid JSON values)</text:p>
            <text:p text:style-name="P38">- an array</text:p>
            <text:p text:style-name="P38">- a boolean</text:p>
            <text:p text:style-name="P38">- null</text:p>
            <text:p text:style-name="P38"/>
            <text:p text:style-name="P42"><text:span text:style-name="T40">Inv</text:span><text:span text:style-name="T39">alid Data Types</text:span></text:p>
            <text:p text:style-name="P38">- a function</text:p>
            <text:p text:style-name="P38">- a date</text:p>
            <text:p text:style-name="P38">- undefined</text:p>
            <text:p text:style-name="P38">- <text:span text:style-name="T41">an object with method(s) (function)</text:span></text:p>
            <text:p text:style-name="P38"/>
            <text:p text:style-name="P16">JSON.stringify()</text:p>
            <text:p text:style-name="P38">Convert a JavaScript object to a JSON string.</text:p>
            <text:p text:style-name="P38"/>
            <text:p text:style-name="P38">JSON.stringify( { a: 1, b: "2", c: true } );</text:p>
            <text:p text:style-name="P35">=&gt; "{\"a\":1,\"b\":\"2\",\"c\":true}"</text:p>
            <text:p text:style-name="P35"/>
            <text:p text:style-name="P38">JSON.stringify( [1, 2, 3, 4, 5] );</text:p>
            <text:p text:style-name="P35">=&gt; "[1,2,3,4,5]"</text:p>
            <text:p text:style-name="P35"/>
            <text:p text:style-name="P16">JSON.parse()</text:p>
            <text:p text:style-name="P38">Parses a JSON string and returns a JavaScript object.</text:p>
            <text:p text:style-name="P38"/>
            <text:p text:style-name="P38">JSON.parse(JSON.stringify( {a: 1, b: "2", c: true} ));</text:p>
            <text:p text:style-name="P35">=&gt; Object { a: 1, b: "2", c: true }</text:p>
            <text:p text:style-name="P35"/>
            <text:p text:style-name="P38">JSON.parse(JSON.stringify( [1, 2, 3, 4, 5] ));</text:p>
            <text:p text:style-name="P35">=&gt; Array(5) [ 1, 2, 3, 4, 5 ]</text:p>
            <text:p text:style-name="P35"/>
          </table:table-cell>
        </table:table-row>
      </table:table>
      <text:p text:style-name="P56"/>
      <text:p text:style-name="P56"/>
      <text:p text:style-name="P56"/>
      <table:table table:name="Táblázat3" table:style-name="Táblázat3">
        <table:table-column table:style-name="Táblázat3.A"/>
        <table:table-row>
          <table:table-cell table:style-name="Táblázat3.A1" office:value-type="string">
            <text:p text:style-name="P10">DOMParser</text:p>
          </table:table-cell>
        </table:table-row>
        <table:table-row>
          <table:table-cell table:style-name="Táblázat3.A2" office:value-type="string">
            <text:p text:style-name="P43"/>
            <text:p text:style-name="P40"><text:span text:style-name="Source_20_Text"><text:span text:style-name="T34">IE9: </text:span></text:span><text:span text:style-name="Source_20_Text"><text:span text:style-name="T35">XML support</text:span></text:span></text:p>
            <text:p text:style-name="P41"><text:span text:style-name="Source_20_Text"><text:span text:style-name="T34">IE10+IE11: </text:span></text:span><text:span text:style-name="Source_20_Text"><text:span text:style-name="T35">XML, SVG and HTML support</text:span></text:span></text:p>
            <text:p text:style-name="P43"/>
            <text:p text:style-name="P51"><text:span text:style-name="Source_20_Text"><text:span text:style-name="T28">var parser = new DOMParser();</text:span></text:span></text:p>
            <text:p text:style-name="P51"><text:span text:style-name="Source_20_Text"><text:span text:style-name="T28">var doc = parser.parseFromString("</text:span></text:span><text:span text:style-name="Source_20_Text"><text:span text:style-name="T29">sourceStr</text:span></text:span><text:span text:style-name="Source_20_Text"><text:span text:style-name="T28">", "application/xml");</text:span></text:span></text:p>
            <text:p text:style-name="P51"><text:span text:style-name="Source_20_Text"><text:span text:style-name="T27">R</text:span></text:span><text:span text:style-name="Source_20_Text"><text:span text:style-name="T26">eturns a Document, but not a SVGDocument nor a HTMLDocument.</text:span></text:span></text:p>
            <text:p text:style-name="P51"><text:span text:style-name="Source_20_Text"><text:span text:style-name="T26"/></text:span></text:p>
            <text:p text:style-name="P53"><text:span text:style-name="Source_20_Text"><text:span text:style-name="T28">var parser = new DOMParser();</text:span></text:span></text:p>
            <text:p text:style-name="P53"><text:span text:style-name="Source_20_Text"><text:span text:style-name="T28">var doc = parser.parseFromString(</text:span></text:span><text:span text:style-name="Source_20_Text"><text:span text:style-name="T29">sourceStr</text:span></text:span><text:span text:style-name="Source_20_Text"><text:span text:style-name="T28">, "image/svg+xml");</text:span></text:span></text:p>
            <text:p text:style-name="P51"><text:span text:style-name="Source_20_Text"><text:span text:style-name="T27">R</text:span></text:span><text:span text:style-name="Source_20_Text"><text:span text:style-name="T26">eturns a SVGDocument, which also is a Document.</text:span></text:span></text:p>
            <text:p text:style-name="P51"><text:span text:style-name="Source_20_Text"><text:span text:style-name="T26"/></text:span></text:p>
            <text:p text:style-name="P53"><text:span text:style-name="Source_20_Text"><text:span text:style-name="T28">var parser = new DOMParser();</text:span></text:span></text:p>
            <text:p text:style-name="P53"><text:span text:style-name="Source_20_Text"><text:span text:style-name="T28">var doc = parser.parseFromString(</text:span></text:span><text:span text:style-name="Source_20_Text"><text:span text:style-name="T29">sourceStr</text:span></text:span><text:span text:style-name="Source_20_Text"><text:span text:style-name="T28">, "text/html");</text:span></text:span></text:p>
            <text:p text:style-name="P52"><text:span text:style-name="Source_20_Text"><text:span text:style-name="T30">Returns a HTML document.</text:span></text:span></text:p>
            <text:p text:style-name="P32"><text:span text:style-name="Source_20_Text"><text:span text:style-name="T26"/></text:span></text:p>
          </table:table-cell>
        </table:table-row>
        <table:table-row>
          <table:table-cell table:style-name="Táblázat3.A3" office:value-type="string">
            <text:p text:style-name="P19">DOMParser <text:span text:style-name="T42">sample function</text:span></text:p>
          </table:table-cell>
        </table:table-row>
        <table:table-row>
          <table:table-cell table:style-name="Táblázat3.A4" office:value-type="string">
            <text:p text:style-name="P49"/>
            <text:p text:style-name="P49">function parseHTML (str) {</text:p>
            <text:p text:style-name="P49"><text:s text:c="2"/>return Array.prototype.slice.call(</text:p>
            <text:p text:style-name="P49"><text:s text:c="4"/>(new DOMParser())</text:p>
            <text:p text:style-name="P49"><text:s text:c="6"/>.parseFromString(str, "text/html")</text:p>
            <text:p text:style-name="P49"><text:s text:c="6"/>.childNodes[0]</text:p>
            <text:p text:style-name="P49"><text:s text:c="6"/>.childNodes[1]</text:p>
            <text:p text:style-name="P49"><text:s text:c="6"/>.childNodes</text:p>
            <text:p text:style-name="P49"><text:s text:c="2"/>);</text:p>
            <text:p text:style-name="P49">}</text:p>
            <text:p text:style-name="P49"/>
            <text:p text:style-name="P49">parseHTML(</text:p>
            <text:p text:style-name="P49"><text:s text:c="2"/>"&lt;div&gt;1&lt;p&gt;2&lt;/p&gt;&lt;p&gt;3&lt;/p&gt;&lt;/div&gt;"</text:p>
            <text:p text:style-name="P49"><text:s text:c="2"/>+ "&lt;div&gt;4&lt;p&gt;5&lt;/p&gt;&lt;p&gt;6&lt;/p&gt;&lt;/div&gt;"</text:p>
            <text:p text:style-name="P49"><text:s text:c="2"/>+ "&lt;div&gt;7&lt;/div&gt;"</text:p>
            <text:p text:style-name="P49"><text:s text:c="2"/>+ "&lt;p&gt;8&lt;/p&gt;"</text:p>
            <text:p text:style-name="P49">);</text:p>
            <text:p text:style-name="P36"><text:span text:style-name="T42">=&gt; </text:span>Array(4) [ div, div, div, p ]</text:p>
            <text:p text:style-name="P37">Tested in IE11, Edge, Firefox and Chrome.</text:p>
            <text:p text:style-name="P49"/>
          </table:table-cell>
        </table:table-row>
      </table:table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3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1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047in" style:type="center"/>
          <style:tab-stop style:position="10.4098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11.6902in" fo:page-height="8.2701in" style:num-format="1" style:print-orientation="landscape" fo:margin-top="0.7in" fo:margin-bottom="0.7in" fo:margin-left="0.7in" fo:margin-right="0.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text:s/>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1T17:18:32.387000000</meta:creation-date>
    <dc:date>2018-12-03T21:56:35.215000000</dc:date>
    <meta:editing-duration>PT6H30M58S</meta:editing-duration>
    <meta:editing-cycles>127</meta:editing-cycles>
    <meta:generator>LibreOffice/6.1.0.3$Windows_X86_64 LibreOffice_project/efb621ed25068d70781dc026f7e9c5187a4decd1</meta:generator>
    <meta:document-statistic meta:table-count="3" meta:image-count="0" meta:object-count="0" meta:page-count="3" meta:paragraph-count="152" meta:word-count="520" meta:character-count="4339" meta:non-whitespace-character-count="3924"/>
  </office:meta>
</office:document-meta>
</file>